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venir Next Cyr W04 Light" officeooo:rsid="0013b5bd" officeooo:paragraph-rsid="0013b5bd"/>
    </style:style>
    <style:style style:name="P2" style:family="paragraph" style:parent-style-name="Standard">
      <style:paragraph-properties fo:text-align="center" style:justify-single-word="false"/>
      <style:text-properties style:font-name="Avenir Next Cyr W04 Light" officeooo:rsid="0013b5bd" officeooo:paragraph-rsid="0013b5bd"/>
    </style:style>
    <style:style style:name="P3" style:family="paragraph" style:parent-style-name="Standard">
      <style:paragraph-properties fo:text-align="start" style:justify-single-word="false"/>
      <style:text-properties style:font-name="Avenir Next Cyr W04 Light" fo:font-size="12pt" fo:font-weight="normal" officeooo:rsid="0015bf43" officeooo:paragraph-rsid="0015bf43" style:font-size-asian="12pt" style:font-weight-asian="normal" style:font-size-complex="12pt" style:font-weight-complex="normal"/>
    </style:style>
    <style:style style:name="P4" style:family="paragraph" style:parent-style-name="Standard">
      <style:paragraph-properties fo:margin-top="0.0791in" fo:margin-bottom="0.0791in" loext:contextual-spacing="false" fo:text-align="start" style:justify-single-word="false"/>
      <style:text-properties style:font-name="Avenir Next Cyr W04 Light" fo:font-size="12pt" fo:font-weight="normal" officeooo:rsid="001e5cf6" officeooo:paragraph-rsid="001e5cf6" style:font-size-asian="12pt" style:font-weight-asian="normal" style:font-size-complex="12pt" style:font-weight-complex="normal"/>
    </style:style>
    <style:style style:name="P5"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rsid="0013b5bd" officeooo:paragraph-rsid="0013b5bd" style:font-size-asian="12pt" style:font-weight-asian="bold" style:font-size-complex="12pt" style:font-weight-complex="bold"/>
    </style:style>
    <style:style style:name="P6"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bold" officeooo:paragraph-rsid="0013b5bd" style:font-size-asian="12pt" style:font-weight-asian="bold" style:font-size-complex="12pt" style:font-weight-complex="bold"/>
    </style:style>
    <style:style style:name="P7"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weight-asian="bold" style:font-size-complex="12pt" style:font-weight-complex="bold"/>
    </style:style>
    <style:style style:name="P8"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3b5bd" officeooo:paragraph-rsid="0013b5bd" style:font-size-asian="12pt" style:font-size-complex="12pt"/>
    </style:style>
    <style:style style:name="P9"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9e45f" officeooo:paragraph-rsid="0019e45f" style:font-size-asian="12pt" style:font-size-complex="12pt"/>
    </style:style>
    <style:style style:name="P10"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e5cf6" officeooo:paragraph-rsid="001e5cf6" style:font-size-asian="12pt" style:font-size-complex="12pt"/>
    </style:style>
    <style:style style:name="P11"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paragraph-rsid="0013b5bd" style:font-size-asian="12pt" style:font-size-complex="12pt"/>
    </style:style>
    <style:style style:name="P12"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paragraph-rsid="0026978c" style:font-size-asian="12pt" style:font-size-complex="12pt"/>
    </style:style>
    <style:style style:name="P13"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5bf43" officeooo:paragraph-rsid="0015bf43" style:font-size-asian="12pt" style:font-size-complex="12pt"/>
    </style:style>
    <style:style style:name="P14"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1bd57a" officeooo:paragraph-rsid="001bd57a" style:font-size-asian="12pt" style:font-size-complex="12pt"/>
    </style:style>
    <style:style style:name="P15"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205bd8" officeooo:paragraph-rsid="00205bd8" style:font-size-asian="12pt" style:font-size-complex="12pt"/>
    </style:style>
    <style:style style:name="P16" style:family="paragraph" style:parent-style-name="Text_20_body">
      <style:paragraph-properties fo:margin-top="0in" fo:margin-bottom="0.0972in" loext:contextual-spacing="false" fo:line-height="100%" fo:text-align="start" style:justify-single-word="false"/>
      <style:text-properties fo:font-variant="normal" fo:text-transform="none" fo:color="#212121" style:font-name="Avenir Next Cyr W04 Light" fo:font-size="12pt" fo:letter-spacing="normal" fo:font-style="normal" fo:font-weight="normal" officeooo:rsid="0018920d" officeooo:paragraph-rsid="0018920d" style:font-size-asian="12pt" style:font-size-complex="12pt"/>
    </style:style>
    <style:style style:name="P17" style:family="paragraph" style:parent-style-name="Standard">
      <style:paragraph-properties fo:margin-top="0.0791in" fo:margin-bottom="0.0791in" loext:contextual-spacing="false" fo:text-align="start" style:justify-single-word="false"/>
      <style:text-properties fo:font-variant="normal" fo:text-transform="none" fo:color="#212121" style:font-name="Avenir Next Cyr W04 Light" fo:font-size="12pt" fo:letter-spacing="normal" fo:font-style="normal" fo:font-weight="normal" officeooo:rsid="0024a48e" officeooo:paragraph-rsid="0024a48e" style:font-size-asian="12pt" style:font-weight-asian="normal" style:font-size-complex="12pt" style:font-weight-complex="normal"/>
    </style:style>
    <style:style style:name="P18" style:family="paragraph" style:parent-style-name="Text_20_body">
      <style:paragraph-properties fo:line-height="100%" fo:text-align="start" style:justify-single-word="false"/>
      <style:text-properties fo:font-variant="normal" fo:text-transform="none" fo:color="#212121" style:font-name="Avenir Next Cyr W04 Light" fo:font-size="12pt" fo:letter-spacing="normal" fo:font-style="normal" fo:font-weight="normal" officeooo:rsid="002674f2" officeooo:paragraph-rsid="0026978c" style:font-size-asian="12pt" style:font-size-complex="12pt"/>
    </style:style>
    <style:style style:name="P19" style:family="paragraph" style:parent-style-name="Text_20_body">
      <style:paragraph-properties fo:line-height="100%" fo:text-align="start" style:justify-single-word="false" fo:break-before="page"/>
      <style:text-properties fo:font-variant="normal" fo:text-transform="none" fo:color="#212121" style:font-name="Avenir Next Cyr W04 Light" fo:font-size="12pt" fo:letter-spacing="normal" fo:font-style="normal" fo:font-weight="bold" officeooo:paragraph-rsid="0026978c" style:font-size-asian="12pt" style:font-weight-asian="bold" style:font-size-complex="12pt" style:font-weight-complex="bold"/>
    </style:style>
    <style:style style:name="T1" style:family="text">
      <style:text-properties officeooo:rsid="0013b5bd"/>
    </style:style>
    <style:style style:name="T2" style:family="text">
      <style:text-properties style:font-weight-asian="bold" style:font-weight-complex="bold"/>
    </style:style>
    <style:style style:name="T3" style:family="text">
      <style:text-properties officeooo:rsid="00149c7e" style:font-weight-asian="bold" style:font-weight-complex="bold"/>
    </style:style>
    <style:style style:name="T4" style:family="text">
      <style:text-properties officeooo:rsid="001b9579" style:font-weight-asian="bold" style:font-weight-complex="bold"/>
    </style:style>
    <style:style style:name="T5" style:family="text">
      <style:text-properties officeooo:rsid="0020ca87" style:font-weight-asian="bold" style:font-weight-complex="bold"/>
    </style:style>
    <style:style style:name="T6" style:family="text">
      <style:text-properties officeooo:rsid="00225d15" style:font-weight-asian="bold" style:font-weight-complex="bold"/>
    </style:style>
    <style:style style:name="T7" style:family="text">
      <style:text-properties officeooo:rsid="001b9579"/>
    </style:style>
    <style:style style:name="T8" style:family="text">
      <style:text-properties fo:font-variant="normal" fo:text-transform="none" fo:color="#212121" fo:letter-spacing="normal" fo:font-style="normal"/>
    </style:style>
    <style:style style:name="T9" style:family="text">
      <style:text-properties fo:font-variant="normal" fo:text-transform="none" fo:color="#212121" fo:letter-spacing="normal" fo:font-style="normal" officeooo:rsid="001b9579"/>
    </style:style>
    <style:style style:name="T10" style:family="text">
      <style:text-properties officeooo:rsid="001e5cf6"/>
    </style:style>
    <style:style style:name="T11" style:family="text">
      <style:text-properties officeooo:rsid="0029dc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as Beane – lhb7tz</text:p>
      <text:p text:style-name="P1">Karan Kant – kk4ze</text:p>
      <text:p text:style-name="P1">Fang Yu – fy6vj</text:p>
      <text:p text:style-name="P1">Professor Gerber</text:p>
      <text:p text:style-name="P1">SYS 6018</text:p>
      <text:p text:style-name="P1"/>
      <text:p text:style-name="P2"><text:tab/>Written Portion of Competition 3</text:p>
      <text:p text:style-name="P2"/>
      <text:p text:style-name="P2"/>
      <text:p text:style-name="P5">Who might care about it and why?</text:p>
      <text:p text:style-name="P7"/>
      <text:p text:style-name="P7">Advertisers might be interested in knowing the age of a blogger so they can better suit their ads for the author’s audience.</text:p>
      <text:p text:style-name="P8"><text:span text:style-name="T2">Users might wish to find an author they can relate to more easily or whose lexicon </text:span><text:span text:style-name="T3">most matches theirs (making it easier to absorb the blog’s content).</text:span></text:p>
      <text:p text:style-name="P9"><text:span text:style-name="T4">A</text:span><text:span text:style-name="T2">n author might be claiming to be one age in order to create infamous “fake news” as a certain demographic (e.g. millennial) </text:span><text:span text:style-name="T6">to falsely influence opinions</text:span><text:span text:style-name="T2">, and this procedure could we one way of addressing that. </text:span></text:p>
      <text:p text:style-name="P10"><text:span text:style-name="T2">Websites might like to be </text:span><text:span text:style-name="T5">positive</text:span><text:span text:style-name="T2"> that their users are within </text:span><text:span text:style-name="T5">certain</text:span><text:span text:style-name="T2"> age limits (e.g. if a user is under a </text:span><text:span text:style-name="T5">given</text:span><text:span text:style-name="T2"> age when accessing content the website </text:span><text:span text:style-name="T5">(or some other organization)</text:span><text:span text:style-name="T2"> doesn’t deem appropriate for that age group).</text:span></text:p>
      <text:p text:style-name="P6"/>
      <text:p text:style-name="P6"><text:span text:style-name="T1">W</text:span>hy might it be a challenging problem to address?</text:p>
      <text:p text:style-name="P11"/>
      <text:p text:style-name="P13">Some bloggers might be trying to use a vocabulary that isn’t indicative of their age in order to reach a specific audience, which might throw off our estimates. </text:p>
      <text:p text:style-name="P16">The cleaning of the data is generally dependent on many different factors, such as topic, <text:span text:style-name="T7">text type, or medium, for example.</text:span></text:p>
      <text:p text:style-name="P14">The language and even syntax used by different age groups can vary wildly, leading to errors in processing of the data. Though this can likely be addressed, it is still one more factor to keep in mind during the cleaning phase.</text:p>
      <text:p text:style-name="P15">A surprising problem we came across was the integration of the topic into our model; when trying to work it in, we actually got higher errors than without! To add it, we realized we would need to apply a more nuanced approach than we initially thought.</text:p>
      <text:p text:style-name="P18">The main problem we personally ran upon was the problem of model selection. Though we ended up using our linear SVM as our most accurate model, we went through <text:span text:style-name="T11">three</text:span> very different models which all required fine-tuning in their own right in order to be properly assessed.</text:p>
      <text:p text:style-name="P12"/>
      <text:p text:style-name="P19">What other problems resemble this problem?</text:p>
      <text:p text:style-name="P3"/>
      <text:p text:style-name="P3"><text:span text:style-name="T7">One might use a similar approach to try </text:span>to guess the year an author <text:span text:style-name="T10">of literature (e.g. novels, poems, or short stories) </text:span>was born based on their vocabulary.</text:p>
      <text:p text:style-name="P4"><text:span text:style-name="T9">O</text:span><text:span text:style-name="T8">ne could use a similar procedure to attempt to date any sort of message in the given language (e.g. inscriptions, letters, plans, etc.).</text:span></text:p>
      <text:p text:style-name="P17">One could use a modified approach to estimate how many works the author has already written, basically becoming an estimate of how much experience someone has in a given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venir Next Cyr W04 Light" svg:font-family="'Avenir Next Cyr W04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4:18:34.350000000</meta:creation-date>
    <dc:date>2018-10-10T23:37:45.538000000</dc:date>
    <meta:editing-duration>PT3H48M3S</meta:editing-duration>
    <meta:editing-cycles>18</meta:editing-cycles>
    <meta:generator>LibreOffice/5.1.4.2$Windows_x86 LibreOffice_project/f99d75f39f1c57ebdd7ffc5f42867c12031db97a</meta:generator>
    <meta:document-statistic meta:table-count="0" meta:image-count="0" meta:object-count="0" meta:page-count="2" meta:paragraph-count="21" meta:word-count="428" meta:character-count="2452" meta:non-whitespace-character-count="2039"/>
  </office:meta>
</office:document-meta>
</file>